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1a7916" officeooo:paragraph-rsid="001a7916" style:font-size-asian="18pt" style:font-size-complex="18pt"/>
    </style:style>
    <style:style style:name="P2" style:family="paragraph" style:parent-style-name="Standard" style:list-style-name="List_20_1">
      <style:text-properties fo:font-size="18pt" officeooo:rsid="001a7916" officeooo:paragraph-rsid="001a7916" style:font-size-asian="18pt" style:font-size-complex="18pt"/>
    </style:style>
    <style:style style:name="P3" style:family="paragraph" style:parent-style-name="Standard" style:list-style-name="List_20_1">
      <style:text-properties fo:font-size="18pt" officeooo:rsid="001ae9c8" officeooo:paragraph-rsid="001ae9c8" style:font-size-asian="18pt" style:font-size-complex="18pt"/>
    </style:style>
    <style:style style:name="P4" style:family="paragraph" style:parent-style-name="Standard">
      <style:text-properties fo:font-size="18pt" officeooo:rsid="001c7113" officeooo:paragraph-rsid="001c7113" style:font-size-asian="18pt" style:font-size-complex="18pt"/>
    </style:style>
    <style:style style:name="P5" style:family="paragraph" style:parent-style-name="Standard" style:list-style-name="List_20_1">
      <style:text-properties fo:font-size="18pt" officeooo:rsid="001c7113" officeooo:paragraph-rsid="001c7113" style:font-size-asian="18pt" style:font-size-complex="18pt"/>
    </style:style>
    <style:style style:name="P6" style:family="paragraph" style:parent-style-name="Standard" style:list-style-name="List_20_1">
      <style:text-properties fo:font-size="18pt" officeooo:paragraph-rsid="001c7113" style:font-size-asian="18pt" style:font-size-complex="18pt"/>
    </style:style>
    <style:style style:name="P7" style:family="paragraph" style:parent-style-name="Standard" style:list-style-name="List_20_1">
      <style:text-properties fo:font-size="18pt" officeooo:rsid="001d955b" officeooo:paragraph-rsid="001d955b" style:font-size-asian="18pt" style:font-size-complex="18pt"/>
    </style:style>
    <style:style style:name="P8" style:family="paragraph" style:parent-style-name="Standard" style:list-style-name="List_20_1">
      <style:text-properties fo:font-size="18pt" officeooo:rsid="001dcec9" officeooo:paragraph-rsid="001dcec9" style:font-size-asian="18pt" style:font-size-complex="18pt"/>
    </style:style>
    <style:style style:name="P9" style:family="paragraph" style:parent-style-name="Standard" style:list-style-name="List_20_1">
      <style:text-properties fo:font-size="18pt" officeooo:rsid="001f1267" officeooo:paragraph-rsid="001f1267" style:font-size-asian="18pt" style:font-size-complex="18pt"/>
    </style:style>
    <style:style style:name="P10" style:family="paragraph" style:parent-style-name="Standard" style:list-style-name="List_20_1">
      <style:text-properties fo:font-size="18pt" officeooo:rsid="0020ed66" officeooo:paragraph-rsid="0020ed66" style:font-size-asian="18pt" style:font-size-complex="18pt"/>
    </style:style>
    <style:style style:name="P11" style:family="paragraph" style:parent-style-name="Standard">
      <style:text-properties fo:font-size="18pt" officeooo:rsid="0020ed66" officeooo:paragraph-rsid="0020ed66" style:font-size-asian="18pt" style:font-size-complex="18pt"/>
    </style:style>
    <style:style style:name="P12" style:family="paragraph" style:parent-style-name="Standard" style:list-style-name="List_20_1">
      <style:text-properties fo:font-size="18pt" officeooo:rsid="002156ff" officeooo:paragraph-rsid="002156ff" style:font-size-asian="18pt" style:font-size-complex="18pt"/>
    </style:style>
    <style:style style:name="P13" style:family="paragraph" style:parent-style-name="Standard">
      <style:text-properties fo:font-size="18pt" officeooo:rsid="002156ff" officeooo:paragraph-rsid="002156ff" style:font-size-asian="18pt" style:font-size-complex="18pt"/>
    </style:style>
    <style:style style:name="P14" style:family="paragraph" style:parent-style-name="Standard">
      <style:text-properties fo:font-size="18pt" officeooo:rsid="0023490d" officeooo:paragraph-rsid="0023490d" style:font-size-asian="18pt" style:font-size-complex="18pt"/>
    </style:style>
    <style:style style:name="T1" style:family="text">
      <style:text-properties officeooo:rsid="001c7113"/>
    </style:style>
    <style:style style:name="T2" style:family="text">
      <style:text-properties officeooo:rsid="002156ff"/>
    </style:style>
    <style:style style:name="T3" style:family="text">
      <style:text-properties officeooo:rsid="00234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</text:p>
      <text:p text:style-name="P1"/>
      <text:list xml:id="list883336353" text:style-name="List_20_1">
        <text:list-item>
          <text:p text:style-name="P2">We can able to have just an html in our website</text:p>
        </text:list-item>
        <text:list-item>
          <text:p text:style-name="P2">HTML defines the content and structure of the website</text:p>
        </text:list-item>
        <text:list-item>
          <text:p text:style-name="P2">HTML stands for Hypertext Markup Language.</text:p>
        </text:list-item>
        <text:list-item>
          <text:p text:style-name="P2">HyperText – Pieces of text in document that links to another website or document,Foundation of how HTML works in a website</text:p>
        </text:list-item>
        <text:list-item>
          <text:p text:style-name="P3">Markup Language:</text:p>
          <text:p text:style-name="P3"><text:s text:c="5"/>Markup is done through HTML Tags ------------------------------------------------------------------------------</text:p>
          <text:p text:style-name="P3">HTML-Headings:</text:p>
        </text:list-item>
        <text:list-item>
          <text:p text:style-name="P3">Starts with opening tag and ends with closing tags</text:p>
        </text:list-item>
      </text:list>
      <text:p text:style-name="P4">Element – opening tag + content + closing tag</text:p>
      <text:p text:style-name="P4"/>
      <text:p text:style-name="P4">Eg : Table of contents in books-Section Headings</text:p>
      <text:p text:style-name="P4"/>
      <text:list xml:id="list215423273451493" text:continue-numbering="true" text:style-name="List_20_1">
        <text:list-item>
          <text:p text:style-name="P6"><text:span text:style-name="T1">Only h1-h6 no above or below.</text:span></text:p>
        </text:list-item>
        <text:list-item>
          <text:p text:style-name="P5">H1 – Big size</text:p>
        </text:list-item>
        <text:list-item>
          <text:p text:style-name="P5">H6 – Smaller in size</text:p>
        </text:list-item>
        <text:list-item>
          <text:p text:style-name="P7">Only one H1 not good practice to have more H1</text:p>
        </text:list-item>
        <text:list-item>
          <text:p text:style-name="P8">Sub-headings h2-h6</text:p>
        </text:list-item>
        <text:list-item>
          <text:p text:style-name="P9">go from h1-&gt;h2-&gt;h3 no h1-&gt;h3 or h4</text:p>
        </text:list-item>
        <text:list-item>
          <text:p text:style-name="P10">dont jump between different level headings</text:p>
        </text:list-item>
      </text:list>
      <text:p text:style-name="P11">-------------------------------------------------------------------------------</text:p>
      <text:p text:style-name="P11">HTML paragraph Elements:</text:p>
      <text:p text:style-name="P11"/>
      <text:list xml:id="list215423436844426" text:continue-numbering="true" text:style-name="List_20_1">
        <text:list-item>
          <text:p text:style-name="P10">&lt;<text:span text:style-name="T2">p&gt;This is a paragraph&lt;/p&gt;</text:span></text:p>
        </text:list-item>
        <text:list-item>
          <text:p text:style-name="P12">content – paragraph</text:p>
        </text:list-item>
        <text:list-item>
          <text:p text:style-name="P12">Text ran into each other without paragraph tags</text:p>
        </text:list-item>
        <text:list-item>
          <text:p text:style-name="P12">space between paragraph-distinguish between paragraphs</text:p>
        </text:list-item>
        <text:list-item>
          <text:p text:style-name="P12">used for screenreaders identify the paragraphs and skips to the next paragraph.</text:p>
        </text:list-item>
      </text:list>
      <text:p text:style-name="P13">--------------------------------------------------------------------------------</text:p>
      <text:p text:style-name="P14">Self closing tags in HTML:</text:p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0T21:53:59.064395592</dc:date>
    <meta:editing-duration>PT40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181" meta:character-count="1213" meta:non-whitespace-character-count="1069"/>
  </office:meta>
</office:document-meta>
</file>